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P8" style:parent-style-name="Standard" style:list-style-name="LFO1" style:family="paragraph">
      <style:paragraph-properties fo:line-height="115%"/>
    </style:style>
    <style:style style:name="T9" style:parent-style-name="Standardnípísmoodstavce" style:family="text">
      <style:text-properties fo:font-weight="bold" style:font-weight-asian="bold" style:font-weight-complex="bold" fo:color="#000000"/>
    </style:style>
    <style:style style:name="T10" style:parent-style-name="Standardnípísmoodstavce" style:family="text">
      <style:text-properties fo:color="#000000"/>
    </style:style>
    <style:style style:name="P11" style:parent-style-name="Standard" style:list-style-name="LFO1" style:family="paragraph">
      <style:paragraph-properties fo:line-height="115%"/>
    </style:style>
    <style:style style:name="T12" style:parent-style-name="Standardnípísmoodstavce" style:family="text">
      <style:text-properties fo:font-weight="bold" style:font-weight-asian="bold" style:font-weight-complex="bold" fo:color="#000000"/>
    </style:style>
    <style:style style:name="T13" style:parent-style-name="Standardnípísmoodstavce" style:family="text">
      <style:text-properties fo:color="#000000"/>
    </style:style>
    <style:style style:name="P14" style:parent-style-name="Standard" style:list-style-name="LFO1" style:family="paragraph">
      <style:paragraph-properties fo:line-height="115%"/>
    </style:style>
    <style:style style:name="T15" style:parent-style-name="Standardnípísmoodstavce" style:family="text">
      <style:text-properties fo:font-weight="bold" style:font-weight-asian="bold" style:font-weight-complex="bold" fo:color="#000000"/>
    </style:style>
    <style:style style:name="T16" style:parent-style-name="Standardnípísmoodstavce" style:family="text">
      <style:text-properties fo:color="#000000"/>
    </style:style>
    <style:style style:name="T17" style:parent-style-name="Standardnípísmoodstavce" style:family="text">
      <style:text-properties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Standardnípísmoodstav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Standardnípísmoodstavce" style:family="text">
      <style:text-properties fo:color="#000000"/>
    </style:style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color="#000000"/>
    </style:style>
    <style:style style:name="T27" style:parent-style-name="Standardnípísmoodstavce" style:family="text">
      <style:text-properties fo:color="#000000"/>
    </style:style>
    <style:style style:name="T28" style:parent-style-name="Standardnípísmoodstavce" style:family="text">
      <style:text-properties fo:color="#000000"/>
    </style:style>
    <style:style style:name="P29" style:parent-style-name="Standard" style:list-style-name="LFO1" style:family="paragraph">
      <style:paragraph-properties fo:line-height="115%"/>
    </style:style>
    <style:style style:name="T30" style:parent-style-name="Standardnípísmoodstavce" style:family="text">
      <style:text-properties fo:font-weight="bold" style:font-weight-asian="bold" style:font-weight-complex="bold" fo:color="#000000"/>
    </style:style>
    <style:style style:name="T31" style:parent-style-name="Standardnípísmoodstavce" style:family="text">
      <style:text-properties fo:color="#000000"/>
    </style:style>
    <style:style style:name="P32" style:parent-style-name="Standard" style:list-style-name="LFO1" style:family="paragraph">
      <style:paragraph-properties fo:margin-bottom="0.1965in" fo:line-height="115%"/>
    </style:style>
    <style:style style:name="T33" style:parent-style-name="Standardnípísmoodstavce" style:family="text">
      <style:text-properties fo:font-weight="bold" style:font-weight-asian="bold" style:font-weight-complex="bold" fo:color="#000000"/>
    </style:style>
    <style:style style:name="T34" style:parent-style-name="Standardnípísmoodstavce" style:family="text">
      <style:text-properties fo:color="#000000"/>
    </style:style>
    <style:style style:name="P35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36" style:parent-style-name="Standard" style:list-style-name="LFO1" style:family="paragraph">
      <style:paragraph-properties fo:line-height="115%"/>
    </style:style>
    <style:style style:name="T3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38" style:parent-style-name="Standardnípísmoodstavce" style:family="text">
      <style:text-properties fo:color="#000000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color="#000000"/>
    </style:style>
    <style:style style:name="T44" style:parent-style-name="Standardnípísmoodstavce" style:family="text">
      <style:text-properties fo:color="#000000"/>
    </style:style>
    <style:style style:name="P45" style:parent-style-name="Standard" style:list-style-name="LFO1" style:family="paragraph">
      <style:paragraph-properties fo:line-height="115%"/>
    </style:style>
    <style:style style:name="T46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7" style:parent-style-name="Standardnípísmoodstavce" style:family="text">
      <style:text-properties fo:color="#000000"/>
    </style:style>
    <style:style style:name="T48" style:parent-style-name="Standardnípísmoodstavce" style:family="text">
      <style:text-properties fo:color="#000000"/>
    </style:style>
    <style:style style:name="T49" style:parent-style-name="Standardnípísmoodstavce" style:family="text">
      <style:text-properties fo:color="#000000"/>
    </style:style>
    <style:style style:name="P50" style:parent-style-name="Standard" style:list-style-name="LFO1" style:family="paragraph">
      <style:paragraph-properties fo:line-height="115%"/>
    </style:style>
    <style:style style:name="T51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2" style:parent-style-name="Standardnípísmoodstavce" style:family="text">
      <style:text-properties fo:color="#000000"/>
    </style:style>
    <style:style style:name="P53" style:parent-style-name="Standard" style:list-style-name="LFO1" style:family="paragraph">
      <style:paragraph-properties fo:line-height="115%"/>
    </style:style>
    <style:style style:name="T5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5" style:parent-style-name="Standardnípísmoodstavce" style:family="text">
      <style:text-properties fo:color="#000000"/>
    </style:style>
    <style:style style:name="P56" style:parent-style-name="Standard" style:list-style-name="LFO1" style:family="paragraph">
      <style:paragraph-properties fo:line-height="115%"/>
    </style:style>
    <style:style style:name="T57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8" style:parent-style-name="Standardnípísmoodstavce" style:family="text">
      <style:text-properties fo:color="#000000"/>
    </style:style>
    <style:style style:name="T59" style:parent-style-name="Standardnípísmoodstavce" style:family="text">
      <style:text-properties fo:color="#000000"/>
    </style:style>
    <style:style style:name="T60" style:parent-style-name="Standardnípísmoodstavce" style:family="text">
      <style:text-properties fo:color="#000000"/>
    </style:style>
    <style:style style:name="T61" style:parent-style-name="Standardnípísmoodstavce" style:family="text">
      <style:text-properties fo:color="#000000"/>
    </style:style>
    <style:style style:name="P62" style:parent-style-name="Standard" style:list-style-name="LFO1" style:family="paragraph">
      <style:paragraph-properties fo:line-height="115%"/>
    </style:style>
    <style:style style:name="T63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4" style:parent-style-name="Standardnípísmoodstavce" style:family="text">
      <style:text-properties fo:color="#000000"/>
    </style:style>
    <style:style style:name="P65" style:parent-style-name="Standard" style:list-style-name="LFO1" style:family="paragraph">
      <style:paragraph-properties fo:line-height="115%"/>
    </style:style>
    <style:style style:name="T66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7" style:parent-style-name="Standardnípísmoodstavce" style:family="text">
      <style:text-properties fo:color="#000000"/>
    </style:style>
    <style:style style:name="T68" style:parent-style-name="Standardnípísmoodstavce" style:family="text">
      <style:text-properties fo:color="#000000"/>
    </style:style>
    <style:style style:name="T69" style:parent-style-name="Standardnípísmoodstavce" style:family="text">
      <style:text-properties fo:color="#000000"/>
    </style:style>
    <style:style style:name="T70" style:parent-style-name="Standardnípísmoodstavce" style:family="text">
      <style:text-properties fo:color="#000000"/>
    </style:style>
    <style:style style:name="P71" style:parent-style-name="Standard" style:list-style-name="LFO1" style:family="paragraph">
      <style:paragraph-properties fo:line-height="115%"/>
    </style:style>
    <style:style style:name="T72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3" style:parent-style-name="Standardnípísmoodstavce" style:family="text">
      <style:text-properties fo:color="#000000"/>
    </style:style>
    <style:style style:name="P74" style:parent-style-name="Standard" style:list-style-name="LFO1" style:family="paragraph">
      <style:paragraph-properties fo:line-height="115%"/>
    </style:style>
    <style:style style:name="T7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6" style:parent-style-name="Standardnípísmoodstavce" style:family="text">
      <style:text-properties fo:color="#000000"/>
    </style:style>
    <style:style style:name="T77" style:parent-style-name="Standardnípísmoodstavce" style:family="text">
      <style:text-properties fo:color="#000000"/>
    </style:style>
    <style:style style:name="T78" style:parent-style-name="Standardnípísmoodstavce" style:family="text">
      <style:text-properties fo:color="#000000"/>
    </style:style>
    <style:style style:name="P79" style:parent-style-name="Standard" style:list-style-name="LFO1" style:family="paragraph">
      <style:paragraph-properties fo:line-height="115%"/>
    </style:style>
    <style:style style:name="T80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81" style:parent-style-name="Standardnípísmoodstavce" style:family="text">
      <style:text-properties fo:color="#000000"/>
    </style:style>
    <style:style style:name="T82" style:parent-style-name="Standardnípísmoodstavce" style:family="text">
      <style:text-properties fo:color="#000000"/>
    </style:style>
    <style:style style:name="T83" style:parent-style-name="Standardnípísmoodstavce" style:family="text">
      <style:text-properties fo:color="#000000"/>
    </style:style>
    <style:style style:name="T84" style:parent-style-name="Standardnípísmoodstavce" style:family="text">
      <style:text-properties fo:color="#000000"/>
    </style:style>
    <style:style style:name="P85" style:parent-style-name="Standard" style:list-style-name="LFO1" style:family="paragraph">
      <style:paragraph-properties fo:margin-top="0.0395in" fo:line-height="115%"/>
    </style:style>
    <style:style style:name="T86" style:parent-style-name="Standardnípísmoodstavce" style:family="text">
      <style:text-properties fo:font-weight="bold" style:font-weight-asian="bold" style:font-weight-complex="bold" fo:color="#000000"/>
    </style:style>
    <style:style style:name="T87" style:parent-style-name="Standardnípísmoodstavce" style:family="text">
      <style:text-properties fo:color="#000000"/>
    </style:style>
    <style:style style:name="P88" style:parent-style-name="Standard" style:list-style-name="LFO1" style:family="paragraph">
      <style:paragraph-properties fo:margin-bottom="0.1965in" fo:line-height="115%"/>
    </style:style>
    <style:style style:name="T89" style:parent-style-name="Standardnípísmoodstavce" style:family="text">
      <style:text-properties fo:font-weight="bold" style:font-weight-asian="bold" style:font-weight-complex="bold" fo:color="#000000"/>
    </style:style>
    <style:style style:name="T90" style:parent-style-name="Standardnípísmoodstavce" style:family="text">
      <style:text-properties fo:color="#000000"/>
    </style:style>
    <style:style style:name="P91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92" style:parent-style-name="Standard" style:list-style-name="LFO1" style:family="paragraph">
      <style:paragraph-properties fo:break-before="page" fo:line-height="115%"/>
      <style:text-properties fo:font-weight="bold" style:font-weight-asian="bold" style:font-weight-complex="bold" fo:color="#000000"/>
    </style:style>
    <style:style style:name="P93" style:parent-style-name="Standard" style:list-style-name="LFO1" style:family="paragraph">
      <style:paragraph-properties fo:line-height="115%"/>
      <style:text-properties fo:color="#000000"/>
    </style:style>
    <style:style style:name="P94" style:parent-style-name="Standard" style:list-style-name="LFO1" style:family="paragraph">
      <style:paragraph-properties fo:line-height="115%"/>
      <style:text-properties fo:color="#000000"/>
    </style:style>
    <style:style style:name="P95" style:parent-style-name="Standard" style:list-style-name="LFO1" style:family="paragraph">
      <style:paragraph-properties fo:line-height="115%"/>
    </style:style>
    <style:style style:name="T96" style:parent-style-name="Standardnípísmoodstavce" style:family="text">
      <style:text-properties fo:font-weight="bold" style:font-weight-asian="bold" style:font-weight-complex="bold" fo:color="#000000"/>
    </style:style>
    <style:style style:name="T97" style:parent-style-name="Standardnípísmoodstavce" style:family="text">
      <style:text-properties fo:color="#000000"/>
    </style:style>
    <style:style style:name="P98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99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00" style:parent-style-name="Standard" style:list-style-name="LFO2" style:family="paragraph">
      <style:paragraph-properties fo:line-height="115%"/>
      <style:text-properties fo:color="#000000"/>
    </style:style>
    <style:style style:name="P101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2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3" style:parent-style-name="Standard" style:list-style-name="LFO2" style:family="paragraph">
      <style:paragraph-properties fo:line-height="115%"/>
      <style:text-properties fo:color="#000000"/>
    </style:style>
    <style:style style:name="P104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05" style:parent-style-name="Standard" style:list-style-name="LFO2" style:family="paragraph">
      <style:paragraph-properties fo:line-height="115%"/>
    </style:style>
    <style:style style:name="T106" style:parent-style-name="Standardnípísmoodstavce" style:family="text">
      <style:text-properties fo:font-weight="bold" style:font-weight-asian="bold" style:font-weight-complex="bold" fo:color="#000000"/>
    </style:style>
    <style:style style:name="T107" style:parent-style-name="Standardnípísmoodstavce" style:family="text">
      <style:text-properties fo:color="#000000"/>
    </style:style>
    <style:style style:name="P108" style:parent-style-name="Standard" style:list-style-name="LFO2" style:family="paragraph">
      <style:paragraph-properties fo:line-height="115%"/>
      <style:text-properties fo:color="#000000"/>
    </style:style>
    <style:style style:name="P109" style:parent-style-name="Standard" style:list-style-name="LFO2" style:family="paragraph">
      <style:paragraph-properties fo:line-height="115%"/>
      <style:text-properties fo:color="#000000"/>
    </style:style>
    <style:style style:name="P110" style:parent-style-name="Standard" style:list-style-name="LFO2" style:family="paragraph">
      <style:paragraph-properties fo:line-height="115%"/>
      <style:text-properties fo:color="#000000"/>
    </style:style>
    <style:style style:name="P111" style:parent-style-name="Standard" style:list-style-name="LFO2" style:family="paragraph">
      <style:paragraph-properties fo:line-height="115%"/>
      <style:text-properties fo:color="#000000"/>
    </style:style>
    <style:style style:name="P112" style:parent-style-name="Standard" style:list-style-name="LFO2" style:family="paragraph">
      <style:paragraph-properties fo:line-height="115%"/>
      <style:text-properties fo:color="#000000"/>
    </style:style>
    <style:style style:name="P113" style:parent-style-name="Standard" style:list-style-name="LFO2" style:family="paragraph">
      <style:paragraph-properties fo:line-height="115%"/>
      <style:text-properties fo:color="#000000"/>
    </style:style>
    <style:style style:name="P114" style:parent-style-name="Standard" style:list-style-name="LFO2" style:family="paragraph">
      <style:paragraph-properties fo:line-height="115%"/>
      <style:text-properties fo:font-weight="bold" style:font-weight-asian="bold" style:font-weight-complex="bold" fo:color="#000000"/>
    </style:style>
    <style:style style:name="P115" style:parent-style-name="Standard" style:list-style-name="LFO2" style:family="paragraph">
      <style:paragraph-properties fo:line-height="115%"/>
      <style:text-properties fo:color="#000000"/>
    </style:style>
    <style:style style:name="P116" style:parent-style-name="Standard" style:list-style-name="LFO2" style:family="paragraph">
      <style:paragraph-properties fo:line-height="115%"/>
      <style:text-properties fo:color="#000000"/>
    </style:style>
    <style:style style:name="P117" style:parent-style-name="Standard" style:family="paragraph">
      <style:paragraph-properties fo:margin-top="0.0784in" fo:line-height="115%"/>
      <style:text-properties fo:font-weight="bold" style:font-weight-asian="bold" style:font-weight-complex="bold" fo:color="#000000"/>
    </style:style>
    <style:style style:name="P118" style:parent-style-name="Standard" style:list-style-name="LFO3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19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20" style:parent-style-name="Standard" style:list-style-name="LFO3" style:family="paragraph">
      <style:paragraph-properties fo:line-height="115%"/>
      <style:text-properties fo:font-weight="bold" style:font-weight-asian="bold" style:font-weight-complex="bold" fo:color="#000000"/>
    </style:style>
    <style:style style:name="P121" style:parent-style-name="Standard" style:list-style-name="LFO3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2" style:parent-style-name="Standard" style:list-style-name="LFO3" style:family="paragraph">
      <style:paragraph-properties fo:line-height="115%"/>
      <style:text-properties fo:color="#000000"/>
    </style:style>
    <style:style style:name="P123" style:parent-style-name="Standard" style:list-style-name="LFO3" style:family="paragraph">
      <style:paragraph-properties fo:line-height="115%"/>
      <style:text-properties fo:color="#000000"/>
    </style:style>
    <style:style style:name="P124" style:parent-style-name="Standard" style:list-style-name="LFO3" style:family="paragraph">
      <style:paragraph-properties fo:line-height="115%"/>
      <style:text-properties fo:color="#000000"/>
    </style:style>
    <style:style style:name="P125" style:parent-style-name="Standard" style:list-style-name="LFO3" style:family="paragraph">
      <style:paragraph-properties fo:line-height="115%"/>
      <style:text-properties fo:color="#000000"/>
    </style:style>
    <style:style style:name="P126" style:parent-style-name="Standard" style:list-style-name="LFO3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27" style:parent-style-name="Standard" style:list-style-name="LFO3" style:family="paragraph">
      <style:paragraph-properties fo:line-height="115%"/>
      <style:text-properties fo:color="#000000"/>
    </style:style>
    <style:style style:name="P128" style:parent-style-name="Standard" style:list-style-name="LFO3" style:family="paragraph">
      <style:paragraph-properties fo:line-height="115%"/>
      <style:text-properties fo:color="#000000"/>
    </style:style>
    <style:style style:name="P129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0" style:parent-style-name="Standard" style:family="paragraph">
      <style:paragraph-properties fo:break-before="page" fo:line-height="115%"/>
      <style:text-properties fo:font-weight="bold" style:font-weight-asian="bold" style:font-weight-complex="bold" fo:color="#000000"/>
    </style:style>
    <style:style style:name="P131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2" style:parent-style-name="Standard" style:list-style-name="LFO4" style:family="paragraph">
      <style:paragraph-properties fo:line-height="115%"/>
      <style:text-properties fo:color="#000000"/>
    </style:style>
    <style:style style:name="P133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34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35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36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37" style:parent-style-name="Standard" style:list-style-name="LFO5" style:family="paragraph">
      <style:paragraph-properties fo:line-height="115%"/>
      <style:text-properties fo:color="#000000"/>
    </style:style>
    <style:style style:name="P138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39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0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1" style:parent-style-name="Standard" style:list-style-name="LFO5" style:family="paragraph">
      <style:paragraph-properties fo:line-height="115%"/>
    </style:style>
    <style:style style:name="T142" style:parent-style-name="Standardnípísmoodstavce" style:family="text">
      <style:text-properties fo:font-weight="bold" style:font-weight-asian="bold" style:font-weight-complex="bold" fo:color="#000000"/>
    </style:style>
    <style:style style:name="T143" style:parent-style-name="Standardnípísmoodstavce" style:family="text">
      <style:text-properties fo:color="#000000"/>
    </style:style>
    <style:style style:name="P144" style:parent-style-name="Standard" style:list-style-name="LFO5" style:family="paragraph">
      <style:paragraph-properties fo:line-height="115%"/>
    </style:style>
    <style:style style:name="T145" style:parent-style-name="Standardnípísmoodstavce" style:family="text">
      <style:text-properties fo:font-weight="bold" style:font-weight-asian="bold" style:font-weight-complex="bold" fo:color="#000000"/>
    </style:style>
    <style:style style:name="T146" style:parent-style-name="Standardnípísmoodstavce" style:family="text">
      <style:text-properties fo:color="#000000"/>
    </style:style>
    <style:style style:name="P147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8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9" style:parent-style-name="Standard" style:list-style-name="LFO5" style:family="paragraph">
      <style:paragraph-properties fo:line-height="115%"/>
    </style:style>
    <style:style style:name="T150" style:parent-style-name="Standardnípísmoodstavce" style:family="text">
      <style:text-properties fo:font-weight="bold" style:font-weight-asian="bold" style:font-weight-complex="bold" fo:color="#000000"/>
    </style:style>
    <style:style style:name="T151" style:parent-style-name="Standardnípísmoodstavce" style:family="text">
      <style:text-properties fo:color="#000000"/>
    </style:style>
    <style:style style:name="P152" style:parent-style-name="Standard" style:list-style-name="LFO5" style:family="paragraph">
      <style:paragraph-properties fo:line-height="115%"/>
      <style:text-properties fo:color="#000000"/>
    </style:style>
    <style:style style:name="P153" style:parent-style-name="Standard" style:family="paragraph">
      <style:paragraph-properties fo:line-height="115%"/>
      <style:text-properties fo:color="#000000"/>
    </style:style>
    <style:style style:name="P154" style:parent-style-name="Standard" style:family="paragraph">
      <style:paragraph-properties fo:line-height="115%"/>
      <style:text-properties fo:color="#000000"/>
    </style:style>
    <style:style style:name="P155" style:parent-style-name="Standard" style:family="paragraph">
      <style:paragraph-properties fo:line-height="115%"/>
      <style:text-properties fo:font-weight="bold" style:font-weight-asian="bold" style:font-weight-complex="bold" fo:color="#000000"/>
    </style:style>
    <style:style style:name="P156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7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58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59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60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61" style:parent-style-name="Standard" style:list-style-name="LFO6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62" style:parent-style-name="Standard" style:list-style-name="LFO6" style:family="paragraph">
      <style:paragraph-properties fo:line-height="115%"/>
      <style:text-properties fo:font-weight="bold" style:font-weight-asian="bold" style:font-weight-complex="bold" fo:color="#000000"/>
    </style:style>
    <style:style style:name="P163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64" style:parent-style-name="Textbody" style:family="paragraph">
      <style:paragraph-properties fo:margin-bottom="0.0986in" fo:line-height="115%"/>
      <style:text-properties fo:color="#000000"/>
    </style:style>
    <style:style style:name="P165" style:parent-style-name="Textbody" style:family="paragraph">
      <style:paragraph-properties fo:margin-bottom="0.0986in" fo:line-height="115%"/>
      <style:text-properties fo:color="#000000"/>
    </style:style>
    <style:style style:name="P166" style:parent-style-name="Textbody" style:family="paragraph">
      <style:paragraph-properties fo:margin-bottom="0.0986in" fo:line-height="115%"/>
      <style:text-properties fo:color="#000000"/>
    </style:style>
    <style:style style:name="P167" style:parent-style-name="Textbody" style:family="paragraph">
      <style:paragraph-properties fo:margin-bottom="0.0986in" fo:line-height="115%"/>
      <style:text-properties fo:color="#000000"/>
    </style:style>
    <style:style style:name="P168" style:parent-style-name="Standard" style:family="paragraph">
      <style:paragraph-properties fo:break-before="page" fo:margin-top="0.1965in" fo:margin-bottom="0.0986in"/>
      <style:text-properties fo:font-weight="bold" style:font-weight-asian="bold" style:font-weight-complex="bold" fo:color="#FF00CC"/>
    </style:style>
    <style:style style:name="P169" style:parent-style-name="Standard" style:list-style-name="LFO7" style:family="paragraph">
      <style:paragraph-properties fo:margin-top="0.1965in" fo:margin-bottom="0.0986in"/>
    </style:style>
    <style:style style:name="T170" style:parent-style-name="Standardnípísmoodstavce" style:family="text">
      <style:text-properties fo:color="#000000"/>
    </style:style>
    <style:style style:name="T171" style:parent-style-name="Standardnípísmoodstavce" style:family="text">
      <style:text-properties fo:font-weight="bold" style:font-weight-asian="bold" style:font-weight-complex="bold" fo:color="#000000"/>
    </style:style>
    <style:style style:name="P172" style:parent-style-name="Standard" style:list-style-name="LFO7" style:family="paragraph">
      <style:paragraph-properties fo:margin-top="0.1965in" fo:margin-bottom="0.0986in"/>
      <style:text-properties fo:color="#000000"/>
    </style:style>
    <style:style style:name="P173" style:parent-style-name="Standard" style:list-style-name="LFO7" style:family="paragraph">
      <style:paragraph-properties fo:margin-top="0.1965in" fo:margin-bottom="0.0986in"/>
    </style:style>
    <style:style style:name="T174" style:parent-style-name="Standardnípísmoodstavce" style:family="text">
      <style:text-properties fo:color="#000000"/>
    </style:style>
    <style:style style:name="T175" style:parent-style-name="Standardnípísmoodstavce" style:family="text">
      <style:text-properties fo:color="#000000"/>
    </style:style>
    <style:style style:name="T176" style:parent-style-name="Standardnípísmoodstavce" style:family="text">
      <style:text-properties fo:color="#000000"/>
    </style:style>
    <style:style style:name="T177" style:parent-style-name="Standardnípísmoodstavce" style:family="text">
      <style:text-properties fo:font-weight="bold" style:font-weight-asian="bold" style:font-weight-complex="bold" fo:color="#000000"/>
    </style:style>
    <style:style style:name="P178" style:parent-style-name="Standard" style:list-style-name="LFO7" style:family="paragraph">
      <style:paragraph-properties fo:margin-top="0.1965in" fo:margin-bottom="0.0986in"/>
      <style:text-properties fo:color="#000000"/>
    </style:style>
    <style:style style:name="P179" style:parent-style-name="Textbody" style:list-style-name="LFO7" style:family="paragraph">
      <style:paragraph-properties fo:margin-bottom="0.0986in" fo:line-height="115%"/>
    </style:style>
    <style:style style:name="T180" style:parent-style-name="Standardnípísmoodstavce" style:family="text">
      <style:text-properties fo:color="#000000"/>
    </style:style>
    <style:style style:name="T181" style:parent-style-name="Standardnípísmoodstavce" style:family="text">
      <style:text-properties fo:font-weight="bold" style:font-weight-asian="bold" style:font-weight-complex="bold" fo:color="#000000"/>
    </style:style>
    <style:style style:name="T182" style:parent-style-name="Standardnípísmoodstavce" style:family="text">
      <style:text-properties fo:color="#000000"/>
    </style:style>
    <style:style style:name="P183" style:parent-style-name="Textbody" style:list-style-name="LFO7" style:family="paragraph">
      <style:paragraph-properties fo:margin-bottom="0.0986in" fo:line-height="115%"/>
      <style:text-properties fo:color="#000000"/>
    </style:style>
    <style:style style:name="P184" style:parent-style-name="Textbody" style:list-style-name="LFO7" style:family="paragraph">
      <style:paragraph-properties fo:margin-bottom="0.0986in" fo:line-height="115%"/>
      <style:text-properties fo:color="#000000"/>
    </style:style>
    <style:style style:name="P185" style:parent-style-name="Textbody" style:list-style-name="LFO7" style:family="paragraph">
      <style:paragraph-properties fo:margin-bottom="0.0986in" fo:line-height="115%"/>
      <style:text-properties fo:color="#000000"/>
    </style:style>
    <style:style style:name="P186" style:parent-style-name="Textbody" style:list-style-name="LFO7" style:family="paragraph">
      <style:paragraph-properties fo:margin-bottom="0.0986in" fo:line-height="115%"/>
      <style:text-properties fo:color="#000000"/>
    </style:style>
    <style:style style:name="P187" style:parent-style-name="Textbody" style:list-style-name="LFO7" style:family="paragraph">
      <style:paragraph-properties fo:margin-bottom="0.0986in" fo:line-height="115%"/>
      <style:text-properties fo:color="#000000"/>
    </style:style>
    <style:style style:name="P188" style:parent-style-name="Textbody" style:list-style-name="LFO7" style:family="paragraph">
      <style:paragraph-properties fo:margin-bottom="0.0986in" fo:line-height="115%"/>
      <style:text-properties fo:color="#000000"/>
    </style:style>
    <style:style style:name="P189" style:parent-style-name="Textbody" style:list-style-name="LFO7" style:family="paragraph">
      <style:paragraph-properties fo:margin-bottom="0.0986in" fo:line-height="115%"/>
      <style:text-properties fo:color="#000000"/>
    </style:style>
    <style:style style:name="P190" style:parent-style-name="Textbody" style:list-style-name="LFO7" style:family="paragraph">
      <style:paragraph-properties fo:margin-bottom="0.0986in" fo:line-height="115%"/>
      <style:text-properties fo:color="#000000"/>
    </style:style>
    <style:style style:name="P191" style:parent-style-name="Textbody" style:list-style-name="LFO7" style:family="paragraph">
      <style:paragraph-properties fo:margin-bottom="0.0986in" fo:line-height="115%"/>
      <style:text-properties fo:color="#000000"/>
    </style:style>
    <style:style style:name="P192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</office:automatic-styles>
  <office:body>
    <office:text text:use-soft-page-breaks="true">
      <text:p text:style-name="P1">2. ROMEO A JULIE</text:p>
      <text:p text:style-name="P2">William Shakespeare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nešťastný osud dvou milenců pocházejících ze znepřátelených rodů</text:span></text:p>
        </text:list-item>
        <text:list-item>
          <text:p text:style-name="P8"><text:span text:style-name="T9">motiv:<text:s/></text:span><text:span text:style-name="T10">z výňatku</text:span></text:p>
        </text:list-item>
        <text:list-item>
          <text:p text:style-name="P11"><text:span text:style-name="T12">časoprostor:<text:s/></text:span><text:span text:style-name="T13">italské město Verona, později Mantov, 2. pol. 16. století</text:span></text:p>
        </text:list-item>
        <text:list-item>
          <text:p text:style-name="P14"><text:span text:style-name="T15">kompoziční výstavba:<text:s/></text:span><text:span text:style-name="T16">dílo je rozděleno do 5-ti dějství + prolog (formou sonetu, úvodní</text:span><text:span text:style-name="T17"><text:line-break/></text:span><text:span text:style-name="T18"><text:tab/></text:span><text:span text:style-name="T19"><text:tab/></text:span><text:span text:style-name="T20"><text:tab/>část spisu, uvádí drama)</text:span><text:span text:style-name="T21"><text:line-break/></text:span><text:span text:style-name="T22"><text:tab/></text:span><text:span text:style-name="T23"><text:tab/></text:span><text:span text:style-name="T24"><text:tab/>klasická stavba dramatu (expozice, kolize, krize, peripetie, katastrofa)</text:span><text:span text:style-name="T25"><text:line-break/></text:span><text:span text:style-name="T26"><text:tab/></text:span><text:span text:style-name="T27"><text:tab/></text:span><text:span text:style-name="T28"><text:tab/>psáno chronologicky, děj graduje</text:span></text:p>
        </text:list-item>
        <text:list-item>
          <text:p text:style-name="P29"><text:span text:style-name="T30">literární druh:<text:s/></text:span><text:span text:style-name="T31">drama</text:span></text:p>
        </text:list-item>
        <text:list-item>
          <text:p text:style-name="P32"><text:span text:style-name="T33">literární žánr:<text:s/></text:span><text:span text:style-name="T34">milostná tragédie</text:span></text:p>
        </text:list-item>
        <text:list-item>
          <text:p text:style-name="P35">postavy:</text:p>
          <text:list text:continue-numbering="true">
            <text:list-item>
              <text:p text:style-name="P36"><text:span text:style-name="T37">Julie Kapuletová</text:span><text:span text:style-name="T38"><text:s/>– 14-ti letá dívka, krásná, naivní, odvážná, tvrdohlavá, hluboce</text:span><text:span text:style-name="T39"><text:line-break/></text:span><text:span text:style-name="T40"><text:tab/></text:span><text:span text:style-name="T41"><text:tab/>zamilovaná do Romea, nechala se donutit ke svatbě s Parisem, zemřela</text:span><text:span text:style-name="T42"><text:line-break/></text:span><text:span text:style-name="T43"><text:tab/></text:span><text:span text:style-name="T44"><text:tab/>pro svou lásku</text:span></text:p>
            </text:list-item>
            <text:list-item>
              <text:p text:style-name="P45"><text:span text:style-name="T46">Kapulet</text:span><text:span text:style-name="T47"><text:s/>– Juliin otec, vládne tvrdou rukou, chce aby ho dcera ve všem poslechla a pokud</text:span><text:span text:style-name="T48"><text:line-break/></text:span><text:span text:style-name="T49"><text:tab/><text:s text:c="5"/>ne je schopen ji vykázat z domu</text:span></text:p>
            </text:list-item>
            <text:list-item>
              <text:p text:style-name="P50"><text:span text:style-name="T51">Kapuletová</text:span><text:span text:style-name="T52"><text:s/>– Juliina matka, chová se k Julii zle a chladně</text:span></text:p>
            </text:list-item>
            <text:list-item>
              <text:p text:style-name="P53"><text:span text:style-name="T54">Tybalt</text:span><text:span text:style-name="T55"><text:s/>– Juliin bratranec</text:span></text:p>
            </text:list-item>
            <text:list-item>
              <text:p text:style-name="P56"><text:span text:style-name="T57">Juliina chůva</text:span><text:span text:style-name="T58"><text:s/>– spolehlivá, důvěryhodná, hodná, upovídaná, nerozumná, vychovává Julii</text:span><text:span text:style-name="T59"><text:line-break/></text:span><text:span text:style-name="T60"><text:tab/></text:span><text:span text:style-name="T61"><text:tab/>od narození, má ji ráda</text:span></text:p>
            </text:list-item>
            <text:list-item>
              <text:p text:style-name="P62"><text:span text:style-name="T63">Paris</text:span><text:span text:style-name="T64"><text:s/>– mladý hrabě, nápadník Julie,<text:s/></text:span></text:p>
            </text:list-item>
            <text:list-item>
              <text:p text:style-name="P65"><text:span text:style-name="T66">Romeo Montek</text:span><text:span text:style-name="T67"><text:s/>– mladý, odvážný, ze začátku povrchně miluje Rosalinu, následně</text:span><text:span text:style-name="T68"><text:line-break/></text:span><text:span text:style-name="T69"><text:tab/></text:span><text:span text:style-name="T70"><text:tab/>hluboce zamilován do Julie</text:span></text:p>
            </text:list-item>
            <text:list-item>
              <text:p text:style-name="P71"><text:span text:style-name="T72">Montek a Monteková</text:span><text:span text:style-name="T73"><text:s/>– Romeovi rodiče</text:span></text:p>
            </text:list-item>
            <text:list-item>
              <text:p text:style-name="P74"><text:span text:style-name="T75">Merkucio</text:span><text:span text:style-name="T76"><text:s/>– Romeův nejlepší přítel, starší, Romeo k němu vzhlíží, výmluvný, agresivní,</text:span><text:span text:style-name="T77"><text:line-break/></text:span><text:span text:style-name="T78"><text:tab/><text:s text:c="4"/>vtipný, vévodův příbuzný</text:span></text:p>
            </text:list-item>
            <text:list-item>
              <text:p text:style-name="P79"><text:span text:style-name="T80">otec Vavřinec</text:span><text:span text:style-name="T81"><text:s/>– kněz, moudrý, vzdělaný, čestný, ochotný pomoci, přál lásce Romea a</text:span><text:span text:style-name="T82"><text:line-break/></text:span><text:span text:style-name="T83"><text:tab/></text:span><text:span text:style-name="T84"><text:tab/>Julie, tajně je oddal</text:span></text:p>
            </text:list-item>
          </text:list>
        </text:list-item>
        <text:list-item>
          <text:p text:style-name="P85"><text:span text:style-name="T86">vyprávěcí způsoby:<text:s/></text:span><text:span text:style-name="T87">er-forma / třetí osoba</text:span></text:p>
        </text:list-item>
        <text:list-item>
          <text:p text:style-name="P88"><text:span text:style-name="T89">typy promluv:<text:s/></text:span><text:span text:style-name="T90">přímá i nepřímá řeč, dialogy a monology</text:span></text:p>
        </text:list-item>
      </text:list>
      <text:p text:style-name="P91"/>
      <text:soft-page-break/>
      <text:list text:style-name="LFO1" text:continue-numbering="true">
        <text:list-item>
          <text:p text:style-name="P92">jazykové prostředky:</text:p>
          <text:list text:continue-numbering="true">
            <text:list-item>
              <text:p text:style-name="P93">spisovná čeština, jambický verš (verš-první slabika krátká, druhá dlouhá /případně první přízvučná a druhá nepřízvučná)</text:p>
            </text:list-item>
            <text:list-item>
              <text:p text:style-name="P94">řečnické otázky, přirovnání, archaismy, citově zabarvené výrazy, opakování slov</text:p>
            </text:list-item>
          </text:list>
        </text:list-item>
        <text:list-item>
          <text:p text:style-name="P95"><text:span text:style-name="T96">tropy a figury:<text:s/></text:span><text:span text:style-name="T97">ve výňatku</text:span></text:p>
        </text:list-item>
      </text:list>
      <text:p text:style-name="P98">AUTOR:</text:p>
      <text:p text:style-name="P99">William Shakespeare</text:p>
      <text:list text:style-name="LFO2" text:continue-numbering="true">
        <text:list-item>
          <text:p text:style-name="P100">1564 – 1616</text:p>
        </text:list-item>
        <text:list-item>
          <text:p text:style-name="P101">anglický národní básník a dramatik, klíčová postava evropského dramatu</text:p>
        </text:list-item>
        <text:list-item>
          <text:p text:style-name="P102">věnoval se i herectví</text:p>
        </text:list-item>
        <text:list-item>
          <text:p text:style-name="P103">otec rukavičkář, matka ze zemanské rodiny</text:p>
        </text:list-item>
        <text:list-item>
          <text:p text:style-name="P104">vystudoval gymnázium</text:p>
        </text:list-item>
        <text:list-item>
          <text:p text:style-name="P105"><text:span text:style-name="T106">v 18 letech se oženil se starší Annou (26), měli spolu dceru Sussanu a dvojčata</text:span><text:span text:style-name="T107"><text:s/>Judithu a Hamneta</text:span></text:p>
        </text:list-item>
        <text:list-item>
          <text:p text:style-name="P108">byl naposledy spatřen na křtu dvojčat a poté na 7 let zmizel</text:p>
        </text:list-item>
        <text:list-item>
          <text:p text:style-name="P109">odešel do Londýna, hrál v různých divadelních společnostech, stal se spolumajitelem divadla (brzy zavřeno kvůli morové epidemii)</text:p>
        </text:list-item>
        <text:list-item>
          <text:p text:style-name="P110">po epidemii člen nové divadelní společnosti Služebníci lorda komořího (Lord Chamberlain´s Men), kde působil jako herec a dramatik</text:p>
        </text:list-item>
        <text:list-item>
          <text:p text:style-name="P111">po přemístění společnosti do divadla The Globe se stal z 1/10 vlastníkem divadla</text:p>
        </text:list-item>
        <text:list-item>
          <text:p text:style-name="P112">po vyhoření divadla se vrátil s manželkou a dcerami (syn zemřel v 11 letech) do Stratford nad Avonou, kde zůstal až do své smrti</text:p>
        </text:list-item>
        <text:list-item>
          <text:p text:style-name="P113">autor divadelních 37 her (u některých sporné autorství) a 154 sonetů, básně</text:p>
        </text:list-item>
        <text:list-item>
          <text:p text:style-name="P114">hry řeší nadčasová témata, které lidi vždy zajímaly</text:p>
        </text:list-item>
        <text:list-item>
          <text:p text:style-name="P115">jeho hry přeloženy do mnoha jazyků</text:p>
        </text:list-item>
        <text:list-item>
          <text:p text:style-name="P116">nedoložené zprávy o jeho životě však vedou k dohadům, že se za jménem Shakespeare skrývá jiný autor</text:p>
        </text:list-item>
      </text:list>
      <text:p text:style-name="P117">Další díla:</text:p>
      <text:list text:style-name="LFO3" text:continue-numbering="true">
        <text:list-item>
          <text:p text:style-name="P118">tragédie</text:p>
          <text:list text:continue-numbering="true">
            <text:list-item>
              <text:p text:style-name="P119">Hamlet</text:p>
            </text:list-item>
            <text:list-item>
              <text:p text:style-name="P120">Macbeth</text:p>
            </text:list-item>
          </text:list>
        </text:list-item>
        <text:list-item>
          <text:p text:style-name="P121">komedie</text:p>
          <text:list text:continue-numbering="true">
            <text:list-item>
              <text:p text:style-name="P122">Sen noci Svatojánské</text:p>
            </text:list-item>
            <text:list-item>
              <text:p text:style-name="P123">Zkrocení zlé ženy</text:p>
            </text:list-item>
            <text:list-item>
              <text:p text:style-name="P124">Večer tří králů</text:p>
            </text:list-item>
            <text:list-item>
              <text:p text:style-name="P125">Kupec benátský</text:p>
            </text:list-item>
          </text:list>
        </text:list-item>
        <text:list-item>
          <text:p text:style-name="P126">historické hry</text:p>
          <text:list text:continue-numbering="true">
            <text:list-item>
              <text:p text:style-name="P127">Jindřich IV.</text:p>
            </text:list-item>
            <text:list-item>
              <text:p text:style-name="P128">Richard II.</text:p>
            </text:list-item>
          </text:list>
        </text:list-item>
      </text:list>
      <text:p text:style-name="P129"/>
      <text:soft-page-break/>
      <text:p text:style-name="P130">Literárně-historický kontext</text:p>
      <text:list text:style-name="LFO4" text:continue-numbering="true">
        <text:list-item>
          <text:p text:style-name="P131">největší rozkvět Renesance v Anglii = Alžbětínská renesance</text:p>
        </text:list-item>
        <text:list-item>
          <text:p text:style-name="P132">vládla Alžběta I., podporovala divadlo, vzniklo mnoho hereckých skupin a v Londýně i mnoho divadel</text:p>
        </text:list-item>
      </text:list>
      <text:p text:style-name="P133">Umělecké směry období</text:p>
      <text:p text:style-name="P134">Renesance</text:p>
      <text:list text:style-name="LFO5" text:continue-numbering="true">
        <text:list-item>
          <text:p text:style-name="P135">14. - 17. století, Itálie</text:p>
        </text:list-item>
        <text:list-item>
          <text:p text:style-name="P136">inspiraci hledá v antice</text:p>
        </text:list-item>
        <text:list-item>
          <text:p text:style-name="P137">vliv zámořských a astronomických objevů (objevení Ameriky)</text:p>
        </text:list-item>
        <text:list-item>
          <text:p text:style-name="P138">touha po pravdě</text:p>
        </text:list-item>
        <text:list-item>
          <text:p text:style-name="P139">rozvoj stavitelství a umění</text:p>
        </text:list-item>
        <text:list-item>
          <text:p text:style-name="P140">důraz na národní jazyky</text:p>
        </text:list-item>
        <text:list-item>
          <text:p text:style-name="P141"><text:span text:style-name="T142">důvěra ve vědu a lidský rozum</text:span><text:span text:style-name="T143">, objeven knihtisk (rychlejší šíření informací)</text:span></text:p>
        </text:list-item>
        <text:list-item>
          <text:p text:style-name="P144"><text:span text:style-name="T145">obrací zájem od boha k člověku</text:span><text:span text:style-name="T146">, zájem o posmrtný život</text:span></text:p>
        </text:list-item>
        <text:list-item>
          <text:p text:style-name="P147">staví se proti středověkému myšlení a církevním dogmatům</text:p>
        </text:list-item>
        <text:list-item>
          <text:p text:style-name="P148">člověk nechce žít v odříkání, chce si užít života na Zemi</text:p>
        </text:list-item>
        <text:list-item>
          <text:p text:style-name="P149"><text:span text:style-name="T150">renesanční člověk = mnohostranný člověk</text:span><text:span text:style-name="T151"><text:s/>(Leonardo da Vinci – Malíř Mona Lisa, stavitel, básník, vynálezce)</text:span></text:p>
        </text:list-item>
        <text:list-item>
          <text:p text:style-name="P152">žánry: sonet = znělka – 14 veršů (4,4,3,3) – Sonety Lauře – Petrarca (Itálie),</text:p>
        </text:list-item>
      </text:list>
      <text:p text:style-name="P153"><text:tab/><text:tab/><text:tab/><text:tab/>– 14 veršů (4,4,4,2) – sonety Shakespeare (Anglie)</text:p>
      <text:p text:style-name="P154"><text:tab/><text:tab/>rámcová povídka – společný základ pro povídky – Dekameron</text:p>
      <text:p text:style-name="P155">Současníci:</text:p>
      <text:list text:style-name="LFO6" text:continue-numbering="true">
        <text:list-item>
          <text:p text:style-name="P156">Itálie</text:p>
          <text:list text:continue-numbering="true">
            <text:list-item>
              <text:p text:style-name="P157">Dante Alighieri – Božská komedie</text:p>
            </text:list-item>
            <text:list-item>
              <text:p text:style-name="P158">Giovanni Boccaccio - Dekameron</text:p>
            </text:list-item>
          </text:list>
        </text:list-item>
        <text:list-item>
          <text:p text:style-name="P159">Francie</text:p>
          <text:list text:continue-numbering="true">
            <text:list-item>
              <text:p text:style-name="P160">Francois Villon – Malý testament</text:p>
            </text:list-item>
          </text:list>
        </text:list-item>
        <text:list-item>
          <text:p text:style-name="P161">Čechy</text:p>
          <text:list text:continue-numbering="true">
            <text:list-item>
              <text:p text:style-name="P162">Jan Blahoslav<text:s/></text:p>
            </text:list-item>
          </text:list>
        </text:list-item>
      </text:list>
      <text:soft-page-break/>
      <text:p text:style-name="P163">DĚJ:</text:p>
      <text:p text:style-name="P164">Příběh vypráví o sporu dvou rodů Monteků a Kapuletů v italském městě Verona. Kapuleti zde pořádají ples, na kterém má hrabě Paris požádat o ruku jejich dceru Julii. Na tento ples ale v přestrojení přijde i Romeo z rodu Monteků společně se svými přáteli Benvoliem a Merkuciem. Romeo zde chce potkat krásnou Rosalinu, do které je zamilovaný a která jeho lásku neopětuje. Jakmile však Romeo spatří Julii na Rosalinu okamžitě zapomene, zdá se mu překrásná a tvrdí, že nepoznal pravou lásku, dokud ji nespatřil. Láska je oboustranná. Problém přichází, když Tybalt (Juliin bratranec) Romea na na plese pozná a chce vyprovokovat bitku. Starý Kapulet ho však zastaví protože si nepřeje skandál po celé Veroně.</text:p>
      <text:p text:style-name="P165">V noci po ukončení plesu přes velké nebezpečí přijde Romeo do zahrad Kapuletů a Julie mu zde z balkonu vyznává svou lásku. Romeo ji ujistí i o lásce kterou chová on k ní, načež se domluví, že budou se vezmou. Druhý den milence tajně oddá otec Vavřinec, který mladou dvojici podporuje i přes nenávist jejich rodů. Svědkem jim byla pouze Juliina chůva.</text:p>
      <text:p text:style-name="P166">Odpoledne dne svatby proběhne pouliční spor mezi Tybalem, Merkuciem a Benvoliem, při kterém Tybalt zabije Merkucia. Následně Romeo svého přítele pomstí vraždou Tybalta a je vyhoštěn z Verony a odchází do Mantovy. Julie pro Romea truchlí, avšak zastírá to žalem za Tybalta. Kapulet proto rozhodne, že se musí co nejrychleji vdát za Parida, aby ji zbavil zármutku. Zoufalá Julie s pomocí chůvy požádá otce Vavřince o pomoc. Ten zajistí uspávací lektvar, po kterém bude 42 hodin vypadat jako mrtvá a poté pošle vzkaz Romeovi do Mantovi, že společně vyzvednou Julii v rodinné hrobce.</text:p>
      <text:p text:style-name="P167">Julie tedy v předvečer svatby lektvar vypije a ráno na to ji chůva nachází „mrtvou“. Koná se tedy pohřeb. Tento pohřeb vidí i Romeův sluha Baltazar, který měl za úkol Romea informovat o dění ve Veroně, a okamžitě se rozjede Romeovi smutnou zprávu oznámit. Romeo, nedostal dopis od otce Vavřince, jelikož se posel nedostal ven z města kvůli morové epidemii, a proto je zdrcený a chce ukončit svůj život, jakmile mu Baltazar zprávu předá. <text:s/>Podplatí tedy lékárníka, který mu prodá prudký jed a společně s Baltazarem se vydává zpět do Verony. U hrobky se setká s Paridem nesoucím Julii květiny a proběhne mezi nimi souboj ve kterém Romeo Parida zabije. Poté vstoupí do hrobky a zoufá nad osudem Julie, znovu ji vyznává lásku a naposledy ji políbí, načež vypije lahvičku s jedem. Následně se probouzí Julie a když spatří, že je její milý mrtev, rozhodne se také zemřít. Nejprve se mu snaží slíbat jed ze rtů, ale to nezabírá a tak vezme Romeovu dýku a probodne se. Nad mrtvými těly svých dětí se poté sejdou Montekové a Kapuleti, pochopí hloupost jejich sporů, podají si ruce a konečně se usmíří.</text:p>
      <text:soft-page-break/>
      <text:p text:style-name="P168">TLDR:</text:p>
      <text:list text:style-name="LFO7" text:continue-numbering="true">
        <text:list-item>
          <text:p text:style-name="P169"><text:span text:style-name="T170">Spor 2 rodin<text:s/></text:span><text:span text:style-name="T171">Montekové x Kapuleti</text:span></text:p>
        </text:list-item>
        <text:list-item>
          <text:p text:style-name="P172">Romeo Montek se zamiluje do Julie Kapulet a ona do něj na plesu ve Veroně</text:p>
        </text:list-item>
        <text:list-item>
          <text:p text:style-name="P173"><text:span text:style-name="T174">Po skončení plesu Romeo přezkočí plot k Julii a vyznávají si navzájem lásku</text:span><text:span text:style-name="T175"><text:s/>z balkona</text:span><text:span text:style-name="T176">.<text:s/></text:span><text:span text:style-name="T177">Tajně se domluví že se vezmou</text:span></text:p>
        </text:list-item>
        <text:list-item>
          <text:p text:style-name="P178">Otec vavřinec je je podporuje a oddá je. Svědek je Juliina chuva</text:p>
        </text:list-item>
        <text:list-item>
          <text:p text:style-name="P179"><text:span text:style-name="T180">Odpoledne dne svatby proběhne pouliční spor mezi<text:s/></text:span><text:span text:style-name="T181">Montekovy a Kapulety</text:span><text:span text:style-name="T182">, při kterém Tybalt(Jullin bratr) zabije Merkucia(Romeuv nejlepší kamarad).<text:s/></text:span></text:p>
        </text:list-item>
        <text:list-item>
          <text:p text:style-name="P183">Romeo svého přítele pomstí vraždou Tybalta a je vyhoštěn z Verony<text:s/></text:p>
        </text:list-item>
        <text:list-item>
          <text:p text:style-name="P184">Julie pro Romea truchlí, avšak zastírá to žalem za Tybalta.<text:s/></text:p>
        </text:list-item>
        <text:list-item>
          <text:p text:style-name="P185">Kapulet proto rozhodne, že se musí co nejrychleji vdát za Parida, aby ji zbavil zármutku..<text:s/></text:p>
        </text:list-item>
        <text:list-item>
          <text:p text:style-name="P186">Otec Vavřinec zajistí uspávací lektvar, po kterém bude 42 hodin vypadat jako mrtvá a poté pošle vzkaz Romeovi, že společně vyzvednou Julii v rodinné hrobce.</text:p>
        </text:list-item>
        <text:list-item>
          <text:p text:style-name="P187">Vzkaz se Romeovi ale nedonese<text:s/></text:p>
        </text:list-item>
        <text:list-item>
          <text:p text:style-name="P188">Julie vypije lektvar a jeji pohreb se stane druhy den</text:p>
        </text:list-item>
        <text:list-item>
          <text:p text:style-name="P189">Pote co všichni odejdou prijde romeo a potká<text:s/>Parida kterého zabije</text:p>
        </text:list-item>
        <text:list-item>
          <text:p text:style-name="P190">Pote vypije jed,<text:s/>kterym se zabije na jejím hrobe</text:p>
        </text:list-item>
        <text:list-item>
          <text:p text:style-name="P191">Julie se pote probudi a když vidi ze romeo je mrtvi vezme jeho dyku a zabije se</text:p>
        </text:list-item>
      </text:list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Liberation Serif" style:font-name-asian="SimSun" style:font-name-complex="Mang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24T16:56:00Z</dc:date>
    <meta:template xlink:href="Normal.dotm" xlink:type="simple"/>
    <meta:editing-cycles>118</meta:editing-cycles>
    <meta:editing-duration>PT145380S</meta:editing-duration>
    <meta:document-statistic meta:page-count="5" meta:paragraph-count="15" meta:word-count="1179" meta:character-count="7890" meta:row-count="56" meta:non-whitespace-character-count="6726"/>
  </office:meta>
</office:document-meta>
</file>